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6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7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40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9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8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3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31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2cm" svg:height="0.333cm" svg:x="5.8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cm" svg:height="0.333cm" svg:x="8.538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5cm" svg:height="0.333cm" svg:x="15.022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9cm" svg:height="0.333cm" svg:x="10.458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33cm" svg:x="9.509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9cm" svg:height="0.333cm" svg:x="12.27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33cm" svg:x="11.327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3cm" svg:height="0.333cm" svg:x="17.867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1cm" svg:height="0.333cm" svg:x="16.896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34cm" svg:height="0.333cm" svg:x="14.135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1:08:47.931241148</dc:date>
    <meta:editing-duration>PT1H28M18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14.6965642727175">
                <text:p>14.6965642727175</text:p>
              </table:table-cell>
              <table:table-cell office:value-type="float" office:value="19.817802124633">
                <text:p>19.817802124633</text:p>
              </table:table-cell>
              <table:table-cell office:value-type="float" office:value="14.8562050640825">
                <text:p>14.8562050640825</text:p>
              </table:table-cell>
              <table:table-cell office:value-type="float" office:value="14.4731192515423">
                <text:p>14.4731192515423</text:p>
              </table:table-cell>
              <table:table-cell office:value-type="float" office:value="14.536417157275">
                <text:p>14.536417157275</text:p>
              </table:table-cell>
              <table:table-cell office:value-type="float" office:value="13.1592567240429">
                <text:p>13.1592567240429</text:p>
              </table:table-cell>
              <table:table-cell office:value-type="float" office:value="16.0688956433637">
                <text:p>16.0688956433637</text:p>
              </table:table-cell>
              <table:table-cell office:value-type="float" office:value="15.5239759987899">
                <text:p>15.5239759987899</text:p>
              </table:table-cell>
              <table:table-cell office:value-type="float" office:value="19.5817779621181">
                <text:p>19.5817779621181</text:p>
              </table:table-cell>
              <table:table-cell office:value-type="float" office:value="22.997420617273">
                <text:p>22.997420617273</text:p>
              </table:table-cell>
              <table:table-cell office:value-type="float" office:value="24.7678249518245">
                <text:p>24.7678249518245</text:p>
              </table:table-cell>
              <table:table-cell office:value-type="float" office:value="20.3894467465998">
                <text:p>20.389446746599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4.5150217902734">
                <text:p>24.5150217902734</text:p>
              </table:table-cell>
              <table:table-cell office:value-type="float" office:value="15.7604781527267">
                <text:p>15.7604781527267</text:p>
              </table:table-cell>
              <table:table-cell office:value-type="float" office:value="21.4658709436777">
                <text:p>21.4658709436777</text:p>
              </table:table-cell>
              <table:table-cell office:value-type="float" office:value="24.4869057935787">
                <text:p>24.4869057935787</text:p>
              </table:table-cell>
              <table:table-cell office:value-type="float" office:value="NaN">
                <text:p>NaN</text:p>
              </table:table-cell>
              <table:table-cell office:value-type="float" office:value="18.6016348585235">
                <text:p>18.6016348585235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8968701000013">
                <text:p>17.8968701000013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6563658286072">
                <text:p>14.6563658286072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777835283904">
                <text:p>13.0777835283904</text:p>
              </table:table-cell>
              <table:table-cell office:value-type="float" office:value="14.1521598968407">
                <text:p>14.1521598968407</text:p>
              </table:table-cell>
              <table:table-cell office:value-type="float" office:value="14.2551725297074">
                <text:p>14.2551725297074</text:p>
              </table:table-cell>
              <table:table-cell office:value-type="float" office:value="10.304161482096">
                <text:p>10.304161482096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8.4461100791104">
                <text:p>18.4461100791104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21.4818564501519">
                <text:p>21.4818564501519</text:p>
              </table:table-cell>
              <table:table-cell office:value-type="float" office:value="24.0345796960538">
                <text:p>24.0345796960538</text:p>
              </table:table-cell>
              <table:table-cell office:value-type="float" office:value="NaN">
                <text:p>NaN</text:p>
              </table:table-cell>
              <table:table-cell office:value-type="float" office:value="17.0752062286996">
                <text:p>17.0752062286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